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39c" officeooo:paragraph-rsid="0003939c"/>
    </style:style>
    <style:style style:name="P2" style:family="paragraph" style:parent-style-name="Standard">
      <style:text-properties officeooo:rsid="0003939c" officeooo:paragraph-rsid="001ac25d"/>
    </style:style>
    <style:style style:name="P3" style:family="paragraph" style:parent-style-name="Standard">
      <style:text-properties officeooo:rsid="000583cd" officeooo:paragraph-rsid="000583cd"/>
    </style:style>
    <style:style style:name="P4" style:family="paragraph" style:parent-style-name="Standard">
      <style:text-properties officeooo:rsid="000583cd" officeooo:paragraph-rsid="0012eb2c"/>
    </style:style>
    <style:style style:name="P5" style:family="paragraph" style:parent-style-name="Standard">
      <style:text-properties officeooo:rsid="0006a250" officeooo:paragraph-rsid="0006a250"/>
    </style:style>
    <style:style style:name="P6" style:family="paragraph" style:parent-style-name="Standard">
      <style:text-properties officeooo:rsid="0006a250" officeooo:paragraph-rsid="000a3859"/>
    </style:style>
    <style:style style:name="P7" style:family="paragraph" style:parent-style-name="Standard">
      <style:text-properties officeooo:rsid="000a3859" officeooo:paragraph-rsid="000a3859"/>
    </style:style>
    <style:style style:name="P8" style:family="paragraph" style:parent-style-name="Standard">
      <style:text-properties officeooo:rsid="000a3859" officeooo:paragraph-rsid="000ab3bc"/>
    </style:style>
    <style:style style:name="P9" style:family="paragraph" style:parent-style-name="Standard">
      <style:text-properties officeooo:rsid="000ab3bc" officeooo:paragraph-rsid="000ab3bc"/>
    </style:style>
    <style:style style:name="P10" style:family="paragraph" style:parent-style-name="Standard">
      <style:text-properties officeooo:rsid="000ab3bc" officeooo:paragraph-rsid="001ac25d"/>
    </style:style>
    <style:style style:name="P11" style:family="paragraph" style:parent-style-name="Standard">
      <style:text-properties officeooo:rsid="000ab3bc" officeooo:paragraph-rsid="001cea39"/>
    </style:style>
    <style:style style:name="P12" style:family="paragraph" style:parent-style-name="Standard">
      <style:text-properties officeooo:rsid="000dd980" officeooo:paragraph-rsid="000dd980"/>
    </style:style>
    <style:style style:name="P13" style:family="paragraph" style:parent-style-name="Standard">
      <style:text-properties officeooo:rsid="000f42ea" officeooo:paragraph-rsid="00146099"/>
    </style:style>
    <style:style style:name="P14" style:family="paragraph" style:parent-style-name="Standard">
      <style:text-properties officeooo:rsid="000f42ea" officeooo:paragraph-rsid="0015b2a9"/>
    </style:style>
    <style:style style:name="P15" style:family="paragraph" style:parent-style-name="Standard">
      <style:text-properties officeooo:rsid="000f42ea" officeooo:paragraph-rsid="00186881"/>
    </style:style>
    <style:style style:name="P16" style:family="paragraph" style:parent-style-name="Standard">
      <style:text-properties officeooo:rsid="000f42ea" officeooo:paragraph-rsid="00190db9"/>
    </style:style>
    <style:style style:name="P17" style:family="paragraph" style:parent-style-name="Standard">
      <style:text-properties officeooo:rsid="00186881" officeooo:paragraph-rsid="00186881"/>
    </style:style>
    <style:style style:name="P18" style:family="paragraph" style:parent-style-name="Standard">
      <style:text-properties officeooo:rsid="001b1482" officeooo:paragraph-rsid="001b1482"/>
    </style:style>
    <style:style style:name="P19" style:family="paragraph" style:parent-style-name="Standard">
      <style:text-properties officeooo:rsid="001cea39" officeooo:paragraph-rsid="001cea39"/>
    </style:style>
    <style:style style:name="P20" style:family="paragraph" style:parent-style-name="Standard">
      <style:text-properties officeooo:rsid="00146099" officeooo:paragraph-rsid="0015b2a9"/>
    </style:style>
    <style:style style:name="P21" style:family="paragraph" style:parent-style-name="Standard">
      <style:text-properties officeooo:rsid="00146099" officeooo:paragraph-rsid="001ef954"/>
    </style:style>
    <style:style style:name="P22" style:family="paragraph" style:parent-style-name="Standard">
      <style:text-properties officeooo:rsid="000583cd" officeooo:paragraph-rsid="000583cd"/>
    </style:style>
    <style:style style:name="P23" style:family="paragraph" style:parent-style-name="Standard">
      <style:text-properties officeooo:rsid="000583cd" officeooo:paragraph-rsid="001ef954"/>
    </style:style>
    <style:style style:name="P24" style:family="paragraph" style:parent-style-name="Standard">
      <style:text-properties officeooo:rsid="0003939c" officeooo:paragraph-rsid="001ef954"/>
    </style:style>
    <style:style style:name="P25" style:family="paragraph" style:parent-style-name="Standard">
      <style:text-properties officeooo:rsid="001b1482" officeooo:paragraph-rsid="001d6a50"/>
    </style:style>
    <style:style style:name="P26" style:family="paragraph" style:parent-style-name="Standard">
      <style:text-properties officeooo:rsid="0006a250" officeooo:paragraph-rsid="0006a250"/>
    </style:style>
    <style:style style:name="P27" style:family="paragraph" style:parent-style-name="Standard">
      <style:text-properties officeooo:rsid="0006a250" officeooo:paragraph-rsid="000a3859"/>
    </style:style>
    <style:style style:name="P28" style:family="paragraph" style:parent-style-name="Standard">
      <style:text-properties officeooo:rsid="0006a250" officeooo:paragraph-rsid="001ef954"/>
    </style:style>
    <style:style style:name="P29" style:family="paragraph" style:parent-style-name="Standard">
      <style:text-properties officeooo:rsid="000f42ea" officeooo:paragraph-rsid="001d6a50"/>
    </style:style>
    <style:style style:name="P30" style:family="paragraph" style:parent-style-name="Standard">
      <style:text-properties officeooo:rsid="0008c632" officeooo:paragraph-rsid="0012eb2c"/>
    </style:style>
    <style:style style:name="P31" style:family="paragraph" style:parent-style-name="Standard">
      <style:text-properties officeooo:rsid="00087761" officeooo:paragraph-rsid="001ef954"/>
    </style:style>
    <style:style style:name="P32" style:family="paragraph" style:parent-style-name="Standard">
      <style:text-properties officeooo:rsid="00186881" officeooo:paragraph-rsid="001ef954"/>
    </style:style>
    <style:style style:name="P33" style:family="paragraph" style:parent-style-name="Standard">
      <style:text-properties officeooo:rsid="000ab3bc" officeooo:paragraph-rsid="000ab3bc"/>
    </style:style>
    <style:style style:name="T1" style:family="text">
      <style:text-properties officeooo:rsid="0006a250"/>
    </style:style>
    <style:style style:name="T2" style:family="text">
      <style:text-properties officeooo:rsid="00087761"/>
    </style:style>
    <style:style style:name="T3" style:family="text">
      <style:text-properties officeooo:rsid="0008c632"/>
    </style:style>
    <style:style style:name="T4" style:family="text">
      <style:text-properties officeooo:rsid="000a3859"/>
    </style:style>
    <style:style style:name="T5" style:family="text">
      <style:text-properties officeooo:rsid="000ab3bc"/>
    </style:style>
    <style:style style:name="T6" style:family="text">
      <style:text-properties officeooo:rsid="000c37c8"/>
    </style:style>
    <style:style style:name="T7" style:family="text">
      <style:text-properties officeooo:rsid="000dd980"/>
    </style:style>
    <style:style style:name="T8" style:family="text">
      <style:text-properties officeooo:rsid="000f42ea"/>
    </style:style>
    <style:style style:name="T9" style:family="text">
      <style:text-properties officeooo:rsid="00104adf"/>
    </style:style>
    <style:style style:name="T10" style:family="text">
      <style:text-properties officeooo:rsid="0011da70"/>
    </style:style>
    <style:style style:name="T11" style:family="text">
      <style:text-properties officeooo:rsid="0012eb2c"/>
    </style:style>
    <style:style style:name="T12" style:family="text">
      <style:text-properties officeooo:rsid="00146099"/>
    </style:style>
    <style:style style:name="T13" style:family="text">
      <style:text-properties officeooo:rsid="0015b2a9"/>
    </style:style>
    <style:style style:name="T14" style:family="text">
      <style:text-properties officeooo:rsid="001839c0"/>
    </style:style>
    <style:style style:name="T15" style:family="text">
      <style:text-properties officeooo:rsid="00186881"/>
    </style:style>
    <style:style style:name="T16" style:family="text">
      <style:text-properties officeooo:rsid="00190db9"/>
    </style:style>
    <style:style style:name="T17" style:family="text">
      <style:text-properties officeooo:rsid="001ac25d"/>
    </style:style>
    <style:style style:name="T18" style:family="text">
      <style:text-properties officeooo:rsid="001b1482"/>
    </style:style>
    <style:style style:name="T19" style:family="text">
      <style:text-properties officeooo:rsid="001cea39"/>
    </style:style>
    <style:style style:name="T20" style:family="text">
      <style:text-properties officeooo:rsid="001d6a50"/>
    </style:style>
    <style:style style:name="T21" style:family="text">
      <style:text-properties officeooo:rsid="001ef9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/>
      <text:p text:style-name="P1"/>
      <text:p text:style-name="P1">Servidor : </text:p>
      <text:p text:style-name="P5"># mensagem que são enviadas servidor-cliente</text:p>
      <text:p text:style-name="P1">Mensagem<text:span text:style-name="T1">=</text:span>{</text:p>
      <text:p text:style-name="P1"><text:s text:c="3"/>‘<text:span text:style-name="T3">naves’:{</text:span>‘posicao’: x<text:span text:style-name="T12">}</text:span>, <text:s text:c="10"/></text:p>
      <text:p text:style-name="P1"><text:s text:c="3"/>‘astereroides: <text:span text:style-name="T20">‘int posicao (ax)’</text:span>,</text:p>
      <text:p text:style-name="P1"><text:s text:c="3"/>‘<text:span text:style-name="T20">colidiu_p1</text:span>’: <text:span text:style-name="T20">F</text:span>,</text:p>
      <text:p text:style-name="P1"><text:s text:c="3"/>‘<text:span text:style-name="T20">colidiu_p2</text:span>’: <text:span text:style-name="T20">F</text:span></text:p>
      <text:p text:style-name="P1">}</text:p>
      <text:p text:style-name="P5">### supostamente a estrutura das mensagens já tá em python</text:p>
      <text:p text:style-name="P5"/>
      <text:p text:style-name="P1">posicao : <text:s/>posicao <text:span text:style-name="T7">atual da nave oponente </text:span></text:p>
      <text:p text:style-name="P1"/>
      <text:p text:style-name="P1">asteroides: <text:s/><text:span text:style-name="T20">inteiro posiçao que asteroide spawna</text:span></text:p>
      <text:p text:style-name="P1"><text:s/></text:p>
      <text:p text:style-name="P25"><text:span text:style-name="T20">colidiu_</text:span>p1 = true caso player 1 venceu</text:p>
      <text:p text:style-name="P18"/>
      <text:p text:style-name="P25"><text:span text:style-name="T20">colidiu_</text:span>p2 = true caso player 2 venceu</text:p>
      <text:p text:style-name="P1"><text:s/></text:p>
      <text:p text:style-name="P5">#Mensagem recebidas cliente-servidor</text:p>
      <text:p text:style-name="P5">Mensagem = {</text:p>
      <text:p text:style-name="P5"><text:s text:c="4"/>‘posicao’: <text:span text:style-name="T7">x</text:span></text:p>
      <text:p text:style-name="P5"><text:s text:c="4"/>‘<text:span text:style-name="T20">colidiu’ : ‘T/F’</text:span></text:p>
      <text:p text:style-name="P5">}</text:p>
      <text:p text:style-name="P5"><text:s text:c="3"/>posi<text:span text:style-name="T7">çã</text:span>o atual da nave a qual o cliente é respons<text:span text:style-name="T2">á</text:span>vel. <text:span text:style-name="T8">inteiro</text:span></text:p>
      <text:p text:style-name="P5"><text:s text:c="3"/><text:span text:style-name="T20">colidiu é T se o cliente colidiu</text:span></text:p>
      <text:p text:style-name="P5"/>
      <text:p text:style-name="P3">threads: <text:s/></text:p>
      <text:p text:style-name="P13"><text:span text:style-name="T12">1</text:span>- <text:span text:style-name="T14">thread </text:span>de alocação de recursos para novos clientes que se conectam.</text:p>
      <text:p text:style-name="P14"><text:s text:c="4"/><text:span text:style-name="T12">Variariaveis:sessao=false;</text:span></text:p>
      <text:p text:style-name="P20"><text:s text:c="4"/>sessao: booleano false, caso não exista uma sala aberta esperando uma conexao, true se existir um sala com apenas um player; </text:p>
      <text:p text:style-name="P13"><text:s text:c="4"/><text:span text:style-name="T12">ações:</text:span></text:p>
      <text:p text:style-name="P13"><text:tab/>- <text:span text:style-name="T12">cria um socket <text:s/></text:span></text:p>
      <text:p text:style-name="P13"><text:tab/>- aceita novas conexoes</text:p>
      <text:p text:style-name="P13"><text:tab/>- <text:span text:style-name="T20">recebe ip do cliente 1</text:span></text:p>
      <text:p text:style-name="P29"><text:tab/>- aceita novas conexoes</text:p>
      <text:p text:style-name="P29"><text:tab/>- <text:span text:style-name="T20">recebe ip do cliente 2</text:span></text:p>
      <text:p text:style-name="P29"><text:tab/><text:span text:style-name="T20">- incrementa porta de recebimento de mensagens </text:span></text:p>
      <text:p text:style-name="P29"><text:s text:c="12"/><text:span text:style-name="T20">- cria processo filho</text:span></text:p>
      <text:p text:style-name="P29"><text:s text:c="9"/><text:tab/><text:span text:style-name="T20">se filho:</text:span></text:p>
      <text:p text:style-name="P29"><text:tab/><text:tab/><text:span text:style-name="T21">- inicia loop na main thread 3</text:span></text:p>
      <text:p text:style-name="P29"><text:tab/><text:tab/><text:span text:style-name="T20">- cria threads 4,2</text:span></text:p>
      <text:p text:style-name="P14"><text:s text:c="12"/>-<text:span text:style-name="T14">repete o loop</text:span></text:p>
      <text:p text:style-name="P14"><text:s text:c="9"/></text:p>
      <text:p text:style-name="P3"><text:span text:style-name="T12">2</text:span>- thread de recebimento de mensagens dos clientes. Essas mensagens são recebidas e colocadas em uma fila bloqueante. <text:span text:style-name="T1">Se a fila encher deve ignorar novas mensagens, vai gerar lag.</text:span></text:p>
      <text:p text:style-name="P3"><text:soft-page-break/><text:s text:c="2"/>- <text:span text:style-name="T9">recebe mensagem;</text:span></text:p>
      <text:p text:style-name="P3"><text:s text:c="2"/>- <text:span text:style-name="T9">insere na fila bloqueante de mensagens compartilhada.</text:span></text:p>
      <text:p text:style-name="P3"><text:s text:c="2"/>- <text:span text:style-name="T9">volta a ouvir o socket. </text:span></text:p>
      <text:p text:style-name="P3"><text:span text:style-name="T12">3</text:span>- thread le as mensagem e atualiza as informações dos componentes, posicão <text:span text:style-name="T3">das naves</text:span>.</text:p>
      <text:p text:style-name="P3"><text:s text:c="2"/><text:span text:style-name="T20">- <text:s/>verifica colisão e encerra jogo/sessão</text:span></text:p>
      <text:p text:style-name="P3"><text:s text:c="2"/>- <text:s/><text:span text:style-name="T10">busca a primeira mensagem na fila;</text:span></text:p>
      <text:p text:style-name="P4"><text:s text:c="2"/>- <text:s/><text:span text:style-name="T11">atualizar a posicao da nave do respectivo cliente.</text:span></text:p>
      <text:p text:style-name="P4"><text:s text:c="2"/>- <text:s/><text:span text:style-name="T11">repete o processo indefinidamente</text:span></text:p>
      <text:p text:style-name="P21">Variariaveis: nave1,nave2,<text:span text:style-name="T21">asteroide</text:span>,<text:span text:style-name="T11">colidiu_p1,colidiu_p2</text:span>, fila bloqueante de mensagens; </text:p>
      <text:p text:style-name="P32">açoes: </text:p>
      <text:p text:style-name="P31"/>
      <text:p text:style-name="P3"><text:span text:style-name="T12">4</text:span>- <text:span text:style-name="T3">Uma </text:span><text:s/>threads de envio de mensagens para o<text:span text:style-name="T10">s clientes</text:span>. <text:span text:style-name="T1">Constroi a mensagem e envia para cada um dos n clientes,Uma única thread.</text:span></text:p>
      <text:p text:style-name="P3"><text:s text:c="2"/><text:span text:style-name="T21">- gera posição do asteroide aleatória</text:span></text:p>
      <text:p text:style-name="P23"><text:s text:c="2"/>- <text:span text:style-name="T11">le os dados salvos no servidor: posição das naves, posição dos asteoroides ,colidiu_p1 e colidiu_p2;</text:span></text:p>
      <text:p text:style-name="P4"><text:s text:c="2"/>- <text:span text:style-name="T11">controi a mensagem usando as informações; <text:s/></text:span></text:p>
      <text:p text:style-name="P4"><text:s text:c="2"/>- <text:span text:style-name="T11">envia essa mesma mensagem para todos os clientes;</text:span></text:p>
      <text:p text:style-name="P4"><text:s text:c="2"/>- <text:span text:style-name="T11">repete o processo a cada n microsegundos. (o cliente só atualiza as imagens a cada 0,1 segundos)</text:span></text:p>
      <text:p text:style-name="P30"/>
      <text:p text:style-name="P31"/>
      <text:p text:style-name="P7">Cliente: </text:p>
      <text:p text:style-name="P7">#mensagem enviada cliente-servidor </text:p>
      <text:p text:style-name="P6">Mensagem = {</text:p>
      <text:p text:style-name="P6"><text:s text:c="4"/>‘posicao’: <text:span text:style-name="T17">x</text:span></text:p>
      <text:p text:style-name="P28"><text:s text:c="4"/>‘<text:span text:style-name="T21">colidiu’ : ‘T/F’</text:span></text:p>
      <text:p text:style-name="P6">}</text:p>
      <text:p text:style-name="P7">posicao atual da nave que o cliente é responsavel</text:p>
      <text:p text:style-name="P7"/>
      <text:p text:style-name="P9">#mensagem recebidas servidor-cliente</text:p>
      <text:p text:style-name="P24">Mensagem<text:span text:style-name="T1">=</text:span>{</text:p>
      <text:p text:style-name="P24"><text:s text:c="3"/>‘<text:span text:style-name="T3">naves’:{</text:span>‘posicao’: x<text:span text:style-name="T12">}</text:span>, <text:s text:c="10"/></text:p>
      <text:p text:style-name="P24"><text:s text:c="3"/>‘astereroides: <text:span text:style-name="T20">‘int posicao (ax)’</text:span>,</text:p>
      <text:p text:style-name="P24"><text:s text:c="3"/>‘<text:span text:style-name="T20">colidiu_p1</text:span>’: <text:span text:style-name="T20">F</text:span>,</text:p>
      <text:p text:style-name="P24"><text:s text:c="3"/>‘<text:span text:style-name="T20">colidiu_p2</text:span>’: <text:span text:style-name="T20">F</text:span></text:p>
      <text:p text:style-name="P24">}</text:p>
      <text:p text:style-name="P7"/>
      <text:p text:style-name="P8">1 - thread que recebe mensagens do servidor e coloca elas em uma fila <text:span text:style-name="T5">bloqueantes;</text:span></text:p>
      <text:p text:style-name="P8"><text:s text:c="12"/>- <text:span text:style-name="T17">conecta com o socket do servidor</text:span></text:p>
      <text:p text:style-name="P8"><text:tab/>- <text:span text:style-name="T19">recebe e atualiza o numero do cliente 1 ou 2;</text:span></text:p>
      <text:p text:style-name="P8"><text:tab/>- <text:span text:style-name="T19">loop</text:span></text:p>
      <text:p text:style-name="P8"><text:s text:c="11"/><text:tab/><text:tab/>- <text:span text:style-name="T17">aguarda mensagens</text:span></text:p>
      <text:p text:style-name="P8"><text:s text:c="11"/><text:tab/><text:tab/>- <text:span text:style-name="T17">guarda mensagens na fila bloqueante</text:span></text:p>
      <text:p text:style-name="P9">2 - thread que atualiza os dados disponibilizados pelas mensagens;</text:p>
      <text:p text:style-name="P9"><text:s text:c="11"/>- <text:span text:style-name="T17">remove <text:s/>a mensagem da fila bloqueante</text:span></text:p>
      <text:p text:style-name="P10"><text:s text:c="11"/>- <text:span text:style-name="T17">atualiza a posicao da nave inimiga, dos asteroides,victory</text:span></text:p>
      <text:p text:style-name="P10"><text:s text:c="11"/>- <text:span text:style-name="T17">repete o processo</text:span> </text:p>
      <text:p text:style-name="P9">3 - thread <text:s/>principal que redesenha <text:s/>todas as informaçoes;</text:p>
      <text:p text:style-name="P10"><text:s/><text:span text:style-name="T12">Variariaveis: nave1,nave2, lista de asteorides, totalScore= 0,p1=false,p2=false, fila bloqueante de mensagens, cliente_numero; </text:span></text:p>
      <text:p text:style-name="P9"><text:soft-page-break/><text:s text:c="11"/>- <text:span text:style-name="T17">cria thread do tipo 1 e do tipo 2</text:span></text:p>
      <text:p text:style-name="P9"><text:s text:c="11"/>- <text:span text:style-name="T18">se cliente_numero= 1 e p1 = true : imprime mensagem de vitoria;</text:span></text:p>
      <text:p text:style-name="P9"><text:s text:c="11"/>- <text:span text:style-name="T19">se cliente_numero= 2 e p2 = true: imprime mensagem <text:s/>de vitoria;</text:span></text:p>
      <text:p text:style-name="P11"><text:s text:c="11"/>- <text:span text:style-name="T18">se cliente_numero= 2 e p1 = true : imprime mensagem de derrota;</text:span></text:p>
      <text:p text:style-name="P11"><text:s text:c="11"/>- <text:span text:style-name="T19">se cliente_numero= 1 e p2 = true: imprime mensagem <text:s/>de derrota;</text:span></text:p>
      <text:p text:style-name="P11"/>
      <text:p text:style-name="P9"><text:s text:c="11"/>- <text:span text:style-name="T18">loop infinito, observa as teclas apertadas e move a nave do cliente atualizando sua posiçao; </text:span><text:s/></text:p>
      <text:p text:style-name="P9"><text:s text:c="11"/>- <text:span text:style-name="T19">redesenha toda a cena;</text:span></text:p>
      <text:p text:style-name="P19">4- thread de envio de mensagens</text:p>
      <text:p text:style-name="P19"><text:tab/>- constroi uma mensagem de envio cliente-servidor: com a posicao da nave do cliente <text:span text:style-name="T21">e se colidiu ou não</text:span></text:p>
      <text:p text:style-name="P19"><text:tab/>- envia a mensagem</text:p>
      <text:p text:style-name="P19">- repete o processo a cada n milesimos de segundo</text:p>
      <text:p text:style-name="P9"/>
      <text:p text:style-name="P9">Obs: naves, asteroides, totalScore são regioes criticas para <text:span text:style-name="T6">2</text:span> e <text:span text:style-name="T6">3</text:span>;</text:p>
      <text:p text:style-name="P9"/>
      <text:p text:style-name="P9"><text:s/>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9:02:29.745540654</meta:creation-date>
    <dc:date>2019-09-27T10:50:07.535802746</dc:date>
    <meta:editing-duration>PT26M31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96" meta:word-count="610" meta:character-count="3989" meta:non-whitespace-character-count="3125"/>
  </office:meta>
</office:document-meta>
</file>